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0">
      <style:table-cell-properties fo:border="thin solid #000000" fo:background-color="#FFC000"/>
    </style:style>
    <style:style style:name="ce8" style:family="table-cell" style:parent-style-name="Default" style:data-style-name="N30">
      <style:table-cell-properties fo:border="thin solid #000000" fo:background-color="#D9D9D9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fo:background-color="#0070C0"/>
    </style:style>
    <style:style style:name="ce13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0070C0"/>
    </style:style>
    <style:style style:name="ce16" style:family="table-cell" style:parent-style-name="Default" style:data-style-name="N30">
      <style:table-cell-properties fo:border="thin solid #000000" fo:background-color="#00B0F0"/>
    </style:style>
    <style:style style:name="ce1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FF0000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3" style:family="table-cell" style:parent-style-name="Default" style:data-style-name="N30">
      <style:table-cell-properties fo:border="thin solid #000000" style:vertical-align="middle" fo:background-color="#FF0000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fo:background-color="#FF0000"/>
    </style:style>
    <style:style style:name="ce26" style:family="table-cell" style:parent-style-name="Default" style:data-style-name="N30">
      <style:table-cell-properties fo:border="thin solid #000000" fo:background-color="#C00000"/>
    </style:style>
    <style:style style:name="ce27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</style:style>
    <style:style style:name="ce28" style:family="table-cell" style:parent-style-name="Default" style:data-style-name="N30">
      <style:table-cell-properties fo:border="thin solid #000000" style:vertical-align="middle" fo:background-color="#C00000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automatic" fo:background-color="#C00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C00000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32" style:family="table-cell" style:parent-style-name="Default" style:data-style-name="N30">
      <style:table-cell-properties fo:border="thin solid #000000" fo:background-color="#00B050"/>
    </style:style>
    <style:style style:name="ce33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ce35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e36" style:family="table-cell" style:parent-style-name="Default" style:data-style-name="N30">
      <style:table-cell-properties fo:border="thin solid #000000" fo:background-color="#375623"/>
    </style:style>
    <style:style style:name="ce37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</style:style>
    <style:style style:name="ce38" style:family="table-cell" style:parent-style-name="Default" style:data-style-name="N30">
      <style:table-cell-properties fo:border="thin solid #000000" style:vertical-align="automatic" fo:background-color="#375623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fo:background-color="#375623"/>
    </style:style>
    <style:style style:name="ce40" style:family="table-cell" style:parent-style-name="Default" style:data-style-name="N0">
      <style:table-cell-properties fo:border="thin solid #000000" fo:background-color="#00B050"/>
    </style:style>
    <style:style style:name="ce41" style:family="table-cell" style:parent-style-name="Default" style:data-style-name="N0">
      <style:table-cell-properties fo:background-color="#00B050"/>
    </style:style>
    <style:style style:name="ce42" style:family="table-cell" style:parent-style-name="Default" style:data-style-name="N0">
      <style:table-cell-properties fo:background-color="#375623"/>
    </style:style>
    <style:style style:name="ce43" style:family="table-cell" style:parent-style-name="Default" style:data-style-name="N30">
      <style:table-cell-properties fo:border="thin solid #000000" fo:background-color="#0DA39C"/>
    </style:style>
    <style:style style:name="ce44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</style:style>
    <style:style style:name="ce45" style:family="table-cell" style:parent-style-name="Default" style:data-style-name="N30">
      <style:table-cell-properties fo:border="thin solid #000000" style:vertical-align="automatic" fo:background-color="#0DA39C" style:repeat-content="false"/>
      <style:paragraph-properties fo:text-align="center"/>
    </style:style>
    <style:style style:name="ce46" style:family="table-cell" style:parent-style-name="Default" style:data-style-name="N0">
      <style:table-cell-properties fo:background-color="#0DA39C"/>
    </style:style>
    <style:style style:name="ce47" style:family="table-cell" style:parent-style-name="Default" style:data-style-name="N0">
      <style:table-cell-properties fo:border="thin solid #000000" fo:background-color="#0DA39C"/>
    </style:style>
    <style:style style:name="ce48" style:family="table-cell" style:parent-style-name="Default" style:data-style-name="N30">
      <style:table-cell-properties fo:border="thin solid #000000" fo:background-color="#3A9F11"/>
    </style:style>
    <style:style style:name="ce49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</style:style>
    <style:style style:name="ce50" style:family="table-cell" style:parent-style-name="Default" style:data-style-name="N30">
      <style:table-cell-properties fo:border="thin solid #000000" style:vertical-align="automatic" fo:background-color="#3A9F11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fo:background-color="#3A9F11"/>
    </style:style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9"/>
    </style:style>
    <style:style style:name="ce5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map style:condition="of:cell-content()=&quot;Y&quot;" style:apply-style-name="cf9"/>
    </style:style>
    <style:style style:name="ce56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9"/>
    </style:style>
    <style:style style:name="ce5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9"/>
    </style:style>
    <style:style style:name="ce58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9"/>
    </style:style>
    <style:style style:name="ce59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map style:condition="of:cell-content()=&quot;Y&quot;" style:apply-style-name="cf9"/>
    </style:style>
    <style:style style:name="ce60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map style:condition="of:cell-content()=&quot;Y&quot;" style:apply-style-name="cf9"/>
    </style:style>
    <style:style style:name="ce6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9"/>
    </style:style>
    <style:style style:name="ce62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  <style:map style:condition="of:cell-content()=&quot;Y&quot;" style:apply-style-name="cf9"/>
    </style:style>
    <style:style style:name="ce63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  <style:map style:condition="of:cell-content()=&quot;Y&quot;" style:apply-style-name="cf9"/>
    </style:style>
    <style:style style:name="ce64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  <style:map style:condition="of:cell-content()=&quot;Y&quot;" style:apply-style-name="cf9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Y&quot;" style:apply-style-name="cf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2"/>
        <table:table-column table:style-name="co4" table:number-columns-repeated="2" table:default-cell-style-name="ce52"/>
        <table:table-column table:style-name="co5" table:default-cell-style-name="ce53"/>
        <table:table-column table:style-name="co6" table:number-columns-repeated="4" table:default-cell-style-name="ce52"/>
        <table:table-column table:style-name="co7" table:number-columns-repeated="1014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54">
            <text:p>default_A-B</text:p>
          </table:table-cell>
          <table:table-cell office:value-type="string" table:style-name="ce54">
            <text:p>default_B-A</text:p>
          </table:table-cell>
          <table:table-cell office:value-type="string" table:style-name="ce4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2.1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,11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,11,1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,11,12,13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1,21,22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4">
            <text:p>11,21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2.1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1,1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1,12,13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zb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2</text:p>
          </table:table-cell>
          <table:table-cell office:value-type="string" table:style-name="ce5">
            <text:p>0.4</text:p>
          </table:table-cell>
          <table:table-cell office:value-type="string" table:style-name="ce5">
            <text:p>0.9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2.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2,13</text:p>
          </table:table-cell>
          <table:table-cell office:value-type="string" table:style-name="ce5">
            <text:p>0.9</text:p>
          </table:table-cell>
          <table:table-cell office:value-type="string" table:style-name="ce5">
            <text:p>1.4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"KZ-Szb-1", "SBL+Sem(ST)", 4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4">
            <text:p>13</text:p>
          </table:table-cell>
          <table:table-cell office:value-type="string" table:style-name="ce5">
            <text:p>0.4</text:p>
          </table:table-cell>
          <table:table-cell office:value-type="string" table:style-name="ce5">
            <text:p>0.9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2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47.53" table:style-name="ce10">
            <text:p>47,53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7,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7,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7,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8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float" office:value="48.52" table:style-name="ce10">
            <text:p>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1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1,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1,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1,42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0">
            <text:p>41, 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7,11,17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18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5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7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18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13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8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8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9,54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8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8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8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8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3,42,49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3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3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20, "(5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5,46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2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2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5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5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5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5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6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6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83,89,91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83,89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1", "SBL", 1, "1", "(2)"</text:p>
          </table:table-cell>
          <table:table-cell office:value-type="string" table:style-name="ce21">
            <text:p>"KO-KTC-2", "SBL+POGP", 1, "2"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2", "SBL+Sem(ST)", 2, "2", "(2)"</text:p>
          </table:table-cell>
          <table:table-cell office:value-type="string" table:style-name="ce21">
            <text:p>"KTC-KO-1", "SBL+PO(Załęże)", 2, "1"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CB-1", "SBL", 1, "1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float" office:value="415" table:style-name="ce23">
            <text:p>41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15.416" table:style-name="ce23">
            <text:p>415,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15,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float" office:value="416" table:style-name="ce23">
            <text:p>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1", "SBL", 1, "1", "(2)"</text:p>
          </table:table-cell>
          <table:table-cell office:value-type="string" table:style-name="ce25">
            <text:p>"KTC-CB-2", "SBL+Sem(ST)", 1, "2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2", "SBL+Sem(PODG)", 2, "2", "(2)"</text:p>
          </table:table-cell>
          <table:table-cell office:value-type="string" table:style-name="ce25">
            <text:p>"CB-KTC-1", "SBL", 2, "1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1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5,8,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5,6,7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float" office:value="7.6" table:style-name="ce23">
            <text:p>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Gt", "Sem(PODG)+Sem(PODG)", 1, "1", "(1)"</text:p>
          </table:table-cell>
          <table:table-cell office:value-type="string" table:style-name="ce25">
            <text:p>"Gt-CB", "Sem(PODG)+Sem(ST)", 1, "1"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5, "(N/A)"</text:p>
          </table:table-cell>
          <table:table-cell office:value-type="string" table:style-name="ce25">
            <text:p>"CB", "ST", 10, "(N/A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25.26" table:style-name="ce23">
            <text:p>25,26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float" office:value="16.2" table:style-name="ce23">
            <text:p>16,2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16.190000000000001" table:style-name="ce23">
            <text:p>16,1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7,2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17,1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2,14</text:p>
          </table:table-cell>
          <table:table-cell office:value-type="string" table:style-name="ce29">
            <text:p>1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5</text:p>
          </table:table-cell>
          <table:table-cell office:value-type="string" table:style-name="ce29">
            <text:p>2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2,15</text:p>
          </table:table-cell>
          <table:table-cell office:value-type="string" table:style-name="ce29">
            <text:p>1.7</text:p>
          </table:table-cell>
          <table:table-cell office:value-type="string" table:style-name="ce29">
            <text:p>2.7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3.0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2,14,17,20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2,14,17,19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28">
            <text:p>11,15</text:p>
          </table:table-cell>
          <table:table-cell office:value-type="string" table:style-name="ce29">
            <text:p>1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5</text:p>
          </table:table-cell>
          <table:table-cell office:value-type="string" table:style-name="ce29">
            <text:p>2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4,11</text:p>
          </table:table-cell>
          <table:table-cell office:value-type="string" table:style-name="ce29">
            <text:p>1.7</text:p>
          </table:table-cell>
          <table:table-cell office:value-type="string" table:style-name="ce29">
            <text:p>2.7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3.0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1,14,17,20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1,14,17,19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0,11,14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0,11,15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,11,14,17,20</text:p>
          </table:table-cell>
          <table:table-cell office:value-type="string" table:style-name="ce24">
            <text:p>3.0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,11,14,17,19</text:p>
          </table:table-cell>
          <table:table-cell office:value-type="string" table:style-name="ce24">
            <text:p>3.0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,9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1.5</text:p>
          </table:table-cell>
          <table:table-cell office:value-type="string" table:style-name="ce29">
            <text:p>1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,2,16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0</text:p>
          </table:table-cell>
          <table:table-cell office:value-type="string" table:style-name="ce29">
            <text:p>2.0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2,16,9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0</text:p>
          </table:table-cell>
          <table:table-cell office:value-type="string" table:style-name="ce29">
            <text:p>2.0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28">
            <text:p>2,16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1.5</text:p>
          </table:table-cell>
          <table:table-cell office:value-type="string" table:style-name="ce29">
            <text:p>1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1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59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3.5</text:p>
          </table:table-cell>
          <table:table-cell office:value-type="string" table:style-name="ce29">
            <text:p>3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58,59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3.5</text:p>
          </table:table-cell>
          <table:table-cell office:value-type="string" table:style-name="ce29">
            <text:p>3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S-CM", "Sem(odstęp)", 2, "1", "(1)"</text:p>
          </table:table-cell>
          <table:table-cell office:value-type="string" table:style-name="ce27">
            <text:p>CS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28">
            <text:p>58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3.5</text:p>
          </table:table-cell>
          <table:table-cell office:value-type="string" table:style-name="ce29">
            <text:p>3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5">
            <text:p>"CB-RCB-1", "SBL", 1, "1", "(3)"</text:p>
          </table:table-cell>
          <table:table-cell office:value-type="string" table:style-name="ce25">
            <text:p>"CB-RCB-2", "SBL+PO(Świętochłowice)", 1, "2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CB-3", "SBL+Sem(ST)", 2, "3", "(3)"</text:p>
          </table:table-cell>
          <table:table-cell office:value-type="string" table:style-name="ce25">
            <text:p>"RCB-CB-2", "SBL+PO(Świętochłowice)", 2, "2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RCB-2", "SBL+PO(Świętochłowice)", 1, "2", "(3)"</text:p>
          </table:table-cell>
          <table:table-cell office:value-type="string" table:style-name="ce25">
            <text:p>"CB-RCB-3", "SBL+Sem(ST)", 1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CB-2", "SBL+PO(Świętochłowice)", 2, "2", "(3)"</text:p>
          </table:table-cell>
          <table:table-cell office:value-type="string" table:style-name="ce25">
            <text:p>"RCB-CB-1", "SBL", 2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RCB-3", "SBL+Sem(ST)", 1, "3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1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6,10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2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2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106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1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61,164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61,164,16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6</text:p>
          </table:table-cell>
          <table:table-cell office:value-type="string" table:style-name="ce24">
            <text:p>1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60,161,164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6</text:p>
          </table:table-cell>
          <table:table-cell office:value-type="string" table:style-name="ce24">
            <text:p>1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160,16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1", "SBL", 1, "1", "(4)"</text:p>
          </table:table-cell>
          <table:table-cell office:value-type="string" table:style-name="ce25">
            <text:p>"RCB-ZZ-2", "SBL+PO(Ruda Śląska)", 1, "2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4", "SBL+Sem(ST)", 2, "4", "(4)"</text:p>
          </table:table-cell>
          <table:table-cell office:value-type="string" table:style-name="ce25">
            <text:p>"ZZ-RCB-3", "SBL+PO(Ruda Śląska)", 2, "3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2", "SBL+PO(Ruda Śląska)", 1, "2", "(4)"</text:p>
          </table:table-cell>
          <table:table-cell office:value-type="string" table:style-name="ce25">
            <text:p>"RCB-ZZ-3", "SBL", 1, "3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3", "SBL+PO(Ruda Śląska)", 2, "3", "(4)"</text:p>
          </table:table-cell>
          <table:table-cell office:value-type="string" table:style-name="ce25">
            <text:p>"ZZ-RCB-2", "SBL", 2, "2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3", "SBL", 1, "3", "(4)"</text:p>
          </table:table-cell>
          <table:table-cell office:value-type="string" table:style-name="ce25">
            <text:p>"RCB-ZZ-4", "SBL+Sem(ST)", 1, "4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2.3</text:p>
          </table:table-cell>
          <table:table-cell office:value-type="string" table:style-name="ce24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2", "SBL", 2, "2", "(4)"</text:p>
          </table:table-cell>
          <table:table-cell office:value-type="string" table:style-name="ce25">
            <text:p>"ZZ-RCB-1", "SBL", 2, "1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2.3</text:p>
          </table:table-cell>
          <table:table-cell office:value-type="string" table:style-name="ce24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8,23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8,23,24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23,18,1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4,17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7,48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7,48,4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8,47,46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46,49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1", "SBL", 1, "1", "(5)"</text:p>
          </table:table-cell>
          <table:table-cell office:value-type="string" table:style-name="ce25">
            <text:p>"ZZ-GLC-2", "SBL", 1, "2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5", "SBL+Sem(ST)", 2, "5", "(5)"</text:p>
          </table:table-cell>
          <table:table-cell office:value-type="string" table:style-name="ce25">
            <text:p>"GLC-ZZ-4", "SBL", 2, "4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2", "SBL", 1, "2", "(5)"</text:p>
          </table:table-cell>
          <table:table-cell office:value-type="string" table:style-name="ce25">
            <text:p>"ZZ-GLC-3", "SBL", 1, "3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4", "SBL", 2, "4", "(5)"</text:p>
          </table:table-cell>
          <table:table-cell office:value-type="string" table:style-name="ce25">
            <text:p>"GLC-ZZ-3", "SBL", 2, "3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3", "SBL", 1, "3", "(5)"</text:p>
          </table:table-cell>
          <table:table-cell office:value-type="string" table:style-name="ce25">
            <text:p>"ZZ-GLC-4", "SBL", 1, "4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3", "SBL", 2, "3", "(5)"</text:p>
          </table:table-cell>
          <table:table-cell office:value-type="string" table:style-name="ce25">
            <text:p>"GLC-ZZ-2", "SBL", 2, "2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4", "SBL", 1, "4", "(5)"</text:p>
          </table:table-cell>
          <table:table-cell office:value-type="string" table:style-name="ce25">
            <text:p>"ZZ-GLC-5", "SBL+Sem(ST)", 1, "5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8</text:p>
          </table:table-cell>
          <table:table-cell office:value-type="string" table:style-name="ce24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2", "SBL", 2, "2", "(5)"</text:p>
          </table:table-cell>
          <table:table-cell office:value-type="string" table:style-name="ce25">
            <text:p>"GLC-ZZ-1", "SBL", 2, "1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8</text:p>
          </table:table-cell>
          <table:table-cell office:value-type="string" table:style-name="ce24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3,41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31">
            <text:p>Zrobiłem ryczałt 2 minuty na stacje Gliwice, analogicznie jak dla Katowic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7,36,30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6,30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0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9,24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7,36,30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6,30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0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41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2,83,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2,83,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1", "Sem(ST)+SBL", 1, "1", "(2)"</text:p>
          </table:table-cell>
          <table:table-cell office:value-type="string" table:style-name="ce32">
            <text:p>"KO-Bugla-Bry-2", "SBL+Sem(PODG)", 1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Bry-KL-1", "SBL+POGP", 1, "1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X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Bry", "PODG", 2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Bry", "PODG", 1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Bry-KL-1", "SBL+POGP", 1, "1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X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Bry", "PODG", 2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Bry", "PODG", 1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O", "PODG+Sem(ST)", 2, "1", "(1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float" office:value="3" table:style-name="ce34">
            <text:p>3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O", "PODG+Sem(ST)", 2, "1", "(1)"</text:p>
          </table:table-cell>
          <table:table-cell office:value-type="string" table:style-name="ce32">
            <text:p>"Bry", "PODG", 2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float" office:value="3" table:style-name="ce34">
            <text:p>3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0.8</text:p>
          </table:table-cell>
          <table:table-cell office:value-type="string" table:style-name="ce35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", "PODG", 2, "1", "(1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", "PODG", 1, "1", "(1)"</text:p>
          </table:table-cell>
          <table:table-cell office:value-type="string" table:style-name="ce32">
            <text:p>"Bry-KL-1", "SBL+POGP", 1, "1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L-1", "SBL+POGP", 1, "1", "(2)"</text:p>
          </table:table-cell>
          <table:table-cell office:value-type="string" table:style-name="ce32">
            <text:p>"Bry-KL-2", "SBL+Sem(ST)", 1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2.6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L-Bry-2", "SBL+Sem(PODG)", 2, "2", "(2)"</text:p>
          </table:table-cell>
          <table:table-cell office:value-type="string" table:style-name="ce32">
            <text:p>"KL-Bry-1", "SBL", 2, "1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L-2", "SBL+Sem(ST)", 1, "2", "(2)"</text:p>
          </table:table-cell>
          <table:table-cell office:value-type="string" table:style-name="ce32">
            <text:p>"KL", "ST", 1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float" office:value="9.16" table:style-name="ce34">
            <text:p>9,16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L-2", "SBL+Sem(ST)", 1, "2", "(2)"</text:p>
          </table:table-cell>
          <table:table-cell office:value-type="string" table:style-name="ce32">
            <text:p>"KL", "ST", 2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9,16,15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L-2", "SBL+Sem(ST)", 1, "2", "(2)"</text:p>
          </table:table-cell>
          <table:table-cell office:value-type="string" table:style-name="ce32">
            <text:p>"KL", "ST", 3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9,16,17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L-Bry-1", "SBL", 2, "1", "(2)"</text:p>
          </table:table-cell>
          <table:table-cell office:value-type="string" table:style-name="ce32">
            <text:p>"KL", "ST", 1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6,9,8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L-Bry-1", "SBL", 2, "1", "(2)"</text:p>
          </table:table-cell>
          <table:table-cell office:value-type="string" table:style-name="ce32">
            <text:p>"KL", "ST", 2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15.8" table:style-name="ce34">
            <text:p>15,8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6">
            <text:p>"KL", "ST", 1, "(2)"</text:p>
          </table:table-cell>
          <table:table-cell office:value-type="string" table:style-name="ce36">
            <text:p>"KL-MJ-1", "Sem(odstep)+PO(Piotrowice)", 1, "1"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54,57,84,85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2.1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2">
            <text:p>"KL", "ST", 1, "(2)"</text:p>
          </table:table-cell>
          <table:table-cell office:value-type="string" table:style-name="ce32">
            <text:p>"KL-Mc-1", "SBL+PO(Piotrowice)", 1, "1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54,57,84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2.1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9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", "ST", 1, "(2)"</text:p>
          </table:table-cell>
          <table:table-cell office:value-type="string" table:style-name="ce32">
            <text:p>"Mc-KL-5", "SBL+Sem(ST)", 2, "5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54,55,56,78,79,83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2.6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4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6">
            <text:p>"KL", "ST", 2, "(2)"</text:p>
          </table:table-cell>
          <table:table-cell office:value-type="string" table:style-name="ce36">
            <text:p>"KL-MJ-1", "Sem(odstep)+PO(Piotrowice)", 1, "1"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55,56,78,79,83,84,85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2.1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2">
            <text:p>"KL", "ST", 2, "(2)"</text:p>
          </table:table-cell>
          <table:table-cell office:value-type="string" table:style-name="ce32">
            <text:p>"KL-Mc-1", "SBL+PO(Piotrowice)", 1, "1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55,56,78,79,83,84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2.6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4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", "ST", 2, "(2)"</text:p>
          </table:table-cell>
          <table:table-cell office:value-type="string" table:style-name="ce32">
            <text:p>"Mc-KL-5", "SBL+Sem(ST)", 2, "5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5">
            <text:p>55,56,78,79,83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2.1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9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6">
            <text:p>"KL", "ST", 3, "(1)"</text:p>
          </table:table-cell>
          <table:table-cell office:value-type="string" table:style-name="ce36">
            <text:p>"KL-MJ-1", "Sem(odstep)+PO(Piotrowice)", 1, "1"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2, 43,53,58,85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2.1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2">
            <text:p>"KL", "ST", 3, "(1)"</text:p>
          </table:table-cell>
          <table:table-cell office:value-type="string" table:style-name="ce32">
            <text:p>"KL-Mc-1", "SBL+PO(Piotrowice)", 1, "1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42,43,53,54,57,84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2.1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9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", "ST", 3, "(1)"</text:p>
          </table:table-cell>
          <table:table-cell office:value-type="string" table:style-name="ce32">
            <text:p>"Mc-KL-5", "SBL+Sem(ST)", 2, "5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42,43,53,54,55,56,78,79,83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2.6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4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6">
            <text:p>"KL-MJ-1", "Sem(odstep)+PO(Piotrowice)", 1, "1", "(2)"</text:p>
          </table:table-cell>
          <table:table-cell office:value-type="string" table:style-name="ce36">
            <text:p>"KL-MJ-2", "Sem(odstep)", 1, "2"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N/A</text:p>
          </table:table-cell>
          <table:table-cell office:value-type="string" table:style-name="ce38">
            <text:p>2.8</text:p>
          </table:table-cell>
          <table:table-cell office:value-type="string" table:style-name="ce38">
            <text:p>3.5</text:p>
          </table:table-cell>
          <table:table-cell office:value-type="string" table:style-name="ce38">
            <text:p>2.2</text:p>
          </table:table-cell>
          <table:table-cell office:value-type="string" table:style-name="ce38">
            <text:p>2.2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KL-MJ-2", "Sem(odstep)", 1, "2", "(2)"</text:p>
          </table:table-cell>
          <table:table-cell office:value-type="string" table:style-name="ce36">
            <text:p>"MJ", "ST", 1, "(1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1</text:p>
          </table:table-cell>
          <table:table-cell office:value-type="string" table:style-name="ce38">
            <text:p>1.5</text:p>
          </table:table-cell>
          <table:table-cell office:value-type="string" table:style-name="ce38">
            <text:p>1.5</text:p>
          </table:table-cell>
          <table:table-cell office:value-type="string" table:style-name="ce38">
            <text:p>0.7</text:p>
          </table:table-cell>
          <table:table-cell office:value-type="string" table:style-name="ce38">
            <text:p>1.7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KL-MJ-2", "Sem(odstep)", 1, "2", "(2)"</text:p>
          </table:table-cell>
          <table:table-cell office:value-type="string" table:style-name="ce36">
            <text:p>"MJ", "ST", 3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1</text:p>
          </table:table-cell>
          <table:table-cell office:value-type="string" table:style-name="ce38">
            <text:p>1.5</text:p>
          </table:table-cell>
          <table:table-cell office:value-type="string" table:style-name="ce38">
            <text:p>1.5</text:p>
          </table:table-cell>
          <table:table-cell office:value-type="string" table:style-name="ce38">
            <text:p>0.7</text:p>
          </table:table-cell>
          <table:table-cell office:value-type="string" table:style-name="ce38">
            <text:p>1.7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J", "ST", 1, "(1)"</text:p>
          </table:table-cell>
          <table:table-cell office:value-type="string" table:style-name="ce36">
            <text:p>"MJ-Mi", "Sem(odstep)", 1, "1", "(1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2</text:p>
          </table:table-cell>
          <table:table-cell office:value-type="string" table:style-name="ce38">
            <text:p>0.6</text:p>
          </table:table-cell>
          <table:table-cell office:value-type="string" table:style-name="ce38">
            <text:p>1.6</text:p>
          </table:table-cell>
          <table:table-cell office:value-type="string" table:style-name="ce38">
            <text:p>1.7</text:p>
          </table:table-cell>
          <table:table-cell office:value-type="string" table:style-name="ce38">
            <text:p>1.7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J", "ST", 3, "(2)"</text:p>
          </table:table-cell>
          <table:table-cell office:value-type="string" table:style-name="ce36">
            <text:p>"MJ-Mi", "Sem(odstep)", 1, "1", "(1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2</text:p>
          </table:table-cell>
          <table:table-cell office:value-type="string" table:style-name="ce38">
            <text:p>0.6</text:p>
          </table:table-cell>
          <table:table-cell office:value-type="string" table:style-name="ce38">
            <text:p>1.6</text:p>
          </table:table-cell>
          <table:table-cell office:value-type="string" table:style-name="ce38">
            <text:p>1.7</text:p>
          </table:table-cell>
          <table:table-cell office:value-type="string" table:style-name="ce38">
            <text:p>1.7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J-Mi", "Sem(odstep)", 1, "1", "(1)"</text:p>
          </table:table-cell>
          <table:table-cell office:value-type="string" table:style-name="ce36">
            <text:p>"Mi", "ST", 1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1,2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1.9</text:p>
          </table:table-cell>
          <table:table-cell office:value-type="string" table:style-name="ce38">
            <text:p>2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J-Mi", "Sem(odstep)", 1, "1", "(1)"</text:p>
          </table:table-cell>
          <table:table-cell office:value-type="string" table:style-name="ce36">
            <text:p>"Mi", "ST", 2, "(1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1,11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1.9</text:p>
          </table:table-cell>
          <table:table-cell office:value-type="string" table:style-name="ce38">
            <text:p>2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i", "ST", 1, "(2)"</text:p>
          </table:table-cell>
          <table:table-cell office:value-type="string" table:style-name="ce36">
            <text:p>"Mi_ŁGB", "Sem(odstęp)", 1, "1", "(1)"</text:p>
          </table:table-cell>
          <table:table-cell office:value-type="string" table:style-name="ce37">
            <text:p>ŁGB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22,23,24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4.1</text:p>
          </table:table-cell>
          <table:table-cell office:value-type="string" table:style-name="ce38">
            <text:p>4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i", "ST", 2, "(1)"</text:p>
          </table:table-cell>
          <table:table-cell office:value-type="string" table:style-name="ce36">
            <text:p>"Mi_ŁGB", "Sem(odstęp)", 1, "1", "(1)"</text:p>
          </table:table-cell>
          <table:table-cell office:value-type="string" table:style-name="ce37">
            <text:p>ŁG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24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4.1</text:p>
          </table:table-cell>
          <table:table-cell office:value-type="string" table:style-name="ce38">
            <text:p>4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2">
            <text:p>"KL-Mc-1", "SBL+PO(Piotrowice)", 1, "1", "(6)"</text:p>
          </table:table-cell>
          <table:table-cell office:value-type="string" table:style-name="ce32">
            <text:p>"KL-Mc-2", "SBL", 1, "2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9</text:p>
          </table:table-cell>
          <table:table-cell office:value-type="string" table:style-name="ce35">
            <text:p>2.9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5", "SBL+Sem(ST)", 2, "5", "(5)"</text:p>
          </table:table-cell>
          <table:table-cell office:value-type="string" table:style-name="ce32">
            <text:p>"Mc-KL-4", "SBL", 2, "4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9</text:p>
          </table:table-cell>
          <table:table-cell office:value-type="string" table:style-name="ce35">
            <text:p>2.9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2", "SBL", 1, "2", "(6)"</text:p>
          </table:table-cell>
          <table:table-cell office:value-type="string" table:style-name="ce32">
            <text:p>"KL-Mc-3", "SBL", 1, "3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8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4", "SBL", 2, "4", "(5)"</text:p>
          </table:table-cell>
          <table:table-cell office:value-type="string" table:style-name="ce32">
            <text:p>"Mc-KL-3", "SBL", 2, "3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8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3", "SBL", 1, "3", "(6)"</text:p>
          </table:table-cell>
          <table:table-cell office:value-type="string" table:style-name="ce32">
            <text:p>"KL-Mc-4", "SBL+PO(Podlesie)", 1, "4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3", "SBL", 2, "3", "(5)"</text:p>
          </table:table-cell>
          <table:table-cell office:value-type="string" table:style-name="ce32">
            <text:p>"Mc-KL-2", "SBL+PO(Podlesie)", 2, "2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4", "SBL+PO(Podlesie)", 1, "4", "(6)"</text:p>
          </table:table-cell>
          <table:table-cell office:value-type="string" table:style-name="ce32">
            <text:p>"KL-Mc-5", "SBL", 1, "5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2", "SBL+PO(Podlesie)", 2, "2", "(5)"</text:p>
          </table:table-cell>
          <table:table-cell office:value-type="string" table:style-name="ce32">
            <text:p>"Mc-KL-1", "SBL", 2, "1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5", "SBL", 1, "5", "(6)"</text:p>
          </table:table-cell>
          <table:table-cell office:value-type="string" table:style-name="ce32">
            <text:p>"KL-Mc-6", "SBL+Sem(PODG)", 1, "6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4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40">
            <text:p>Różna liczba bloków w obu kierunkach</text:p>
          </table:table-cell>
          <table:table-cell table:number-columns-repeated="16373" table:style-name="ce40"/>
        </table:table-row>
        <table:table-row table:style-name="ro2">
          <table:table-cell office:value-type="string" table:style-name="ce32">
            <text:p>"KL-Mc-6", "SBL+Sem(PODG)", 1, "6", "(6)"</text:p>
          </table:table-cell>
          <table:table-cell office:value-type="string" table:style-name="ce32">
            <text:p>"Mc", "PODG", 1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4,7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6", "SBL+Sem(PODG)", 1, "6", "(6)"</text:p>
          </table:table-cell>
          <table:table-cell office:value-type="string" table:style-name="ce32">
            <text:p>"Mc", "PODG", 2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4,5,6,8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1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6", "SBL+Sem(PODG)", 1, "6", "(6)"</text:p>
          </table:table-cell>
          <table:table-cell office:value-type="string" table:style-name="ce32">
            <text:p>"Mc", "PODG", 3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4,5,6,8,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1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1", "SBL", 2, "1", "(5)"</text:p>
          </table:table-cell>
          <table:table-cell office:value-type="string" table:style-name="ce32">
            <text:p>"Mc", "PODG", 1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3,5,6,7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1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1", "SBL", 2, "1", "(5)"</text:p>
          </table:table-cell>
          <table:table-cell office:value-type="string" table:style-name="ce32">
            <text:p>"Mc", "PODG", 2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3,5,6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1", "SBL", 2, "1", "(5)"</text:p>
          </table:table-cell>
          <table:table-cell office:value-type="string" table:style-name="ce32">
            <text:p>"Mc", "PODG", 3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3,5,6,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1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", "PODG", 1, "(N/A)"</text:p>
          </table:table-cell>
          <table:table-cell office:value-type="string" table:style-name="ce32">
            <text:p>"Mc-Ty", "Sem(odstep)+Sem(ST)", 1, "1", "(1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", "PODG", 2, "(N/A)"</text:p>
          </table:table-cell>
          <table:table-cell office:value-type="string" table:style-name="ce32">
            <text:p>"Ty-Mc", "Sem(odstep)", 2, "1", "(1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", "PODG", 3, "(N/A)"</text:p>
          </table:table-cell>
          <table:table-cell office:value-type="string" table:style-name="ce32">
            <text:p>"Ty-Mc", "Sem(odstep)+Sem(PODG)", 3, "1", "(1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2</text:p>
          </table:table-cell>
          <table:table-cell office:value-type="string" table:style-name="ce35">
            <text:p>1.2</text:p>
          </table:table-cell>
          <table:table-cell office:value-type="string" table:style-name="ce35">
            <text:p>1.2</text:p>
          </table:table-cell>
          <table:table-cell office:value-type="string" table:style-name="ce35">
            <text:p>1.2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Ty", "Sem(odstep)+Sem(ST)", 1, "1", "(1)"</text:p>
          </table:table-cell>
          <table:table-cell office:value-type="string" table:style-name="ce32">
            <text:p>"Ty", "ST", 101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-Mc", "Sem(odstep)", 2, "1", "(1)"</text:p>
          </table:table-cell>
          <table:table-cell office:value-type="string" table:style-name="ce32">
            <text:p>"Ty", "ST", 102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-Mc", "Sem(odstep)+Sem(PODG)", 3, "1", "(1)"</text:p>
          </table:table-cell>
          <table:table-cell office:value-type="string" table:style-name="ce32">
            <text:p>"Ty", "ST", 108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5</text:p>
          </table:table-cell>
          <table:table-cell office:value-type="string" table:style-name="ce35">
            <text:p>1.5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1, "(N/A)"</text:p>
          </table:table-cell>
          <table:table-cell office:value-type="string" table:style-name="ce32">
            <text:p>"Ty", "ST", 1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2,3,14,1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1, "(N/A)"</text:p>
          </table:table-cell>
          <table:table-cell office:value-type="string" table:style-name="ce32">
            <text:p>"Ty", "ST", 7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2,3,4,7,11,20,21,22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1, "(N/A)"</text:p>
          </table:table-cell>
          <table:table-cell office:value-type="string" table:style-name="ce32">
            <text:p>"Ty", "ST", 9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2,3,4,7,11,20,21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2, "(N/A)"</text:p>
          </table:table-cell>
          <table:table-cell office:value-type="string" table:style-name="ce32">
            <text:p>"Ty", "ST", 1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2,1,2,3,14,16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2, "(N/A)"</text:p>
          </table:table-cell>
          <table:table-cell office:value-type="string" table:style-name="ce32">
            <text:p>"Ty", "ST", 2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5">
            <text:p>112,1,114,1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2, "(N/A)"</text:p>
          </table:table-cell>
          <table:table-cell office:value-type="string" table:style-name="ce32">
            <text:p>"Ty", "ST", 7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2,1,2,3,4,7,11,20,21,22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2, "(N/A)"</text:p>
          </table:table-cell>
          <table:table-cell office:value-type="string" table:style-name="ce32">
            <text:p>"Ty", "ST", 9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2,1,2,3,4,7,11,20,21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1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2,1,2,3,14,16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2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2,1,114,15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8, "(1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3,117,24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1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7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2,1,2,3,4,7,11,20,21,22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1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9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2,1,2,3,4,7,11,20,21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1"/>
        </table:table-row>
        <table:table-row table:style-name="ro2">
          <table:table-cell office:value-type="string" table:style-name="ce36">
            <text:p>"Ty", "ST", 1, "(2)"</text:p>
          </table:table-cell>
          <table:table-cell office:value-type="string" table:style-name="ce36">
            <text:p>"Ty-Kob-1", "SBL", 1, "1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5,49,53,103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0.6</text:p>
          </table:table-cell>
          <table:table-cell office:value-type="string" table:style-name="ce38">
            <text:p>0.6</text:p>
          </table:table-cell>
          <table:table-cell table:number-columns-repeated="16374" table:style-name="ce42"/>
        </table:table-row>
        <table:table-row table:style-name="ro2">
          <table:table-cell office:value-type="string" table:style-name="ce36">
            <text:p>"Ty", "ST", 1, "(2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5,49,50,102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42"/>
        </table:table-row>
        <table:table-row table:style-name="ro2">
          <table:table-cell office:value-type="string" table:style-name="ce43">
            <text:p>"Ty", "ST", 1, "(2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Y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5,49,50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4</text:p>
          </table:table-cell>
          <table:table-cell office:value-type="string" table:style-name="ce45">
            <text:p>1.4</text:p>
          </table:table-cell>
          <table:table-cell table:number-columns-repeated="16374" table:style-name="ce46"/>
        </table:table-row>
        <table:table-row table:style-name="ro2">
          <table:table-cell office:value-type="string" table:style-name="ce43">
            <text:p>"Ty", "ST", 1, "(2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5,46,47,48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6"/>
        </table:table-row>
        <table:table-row table:style-name="ro2">
          <table:table-cell office:value-type="string" table:style-name="ce36">
            <text:p>"Ty", "ST", 2, "(2)"</text:p>
          </table:table-cell>
          <table:table-cell office:value-type="string" table:style-name="ce36">
            <text:p>"Ty-Kob-1", "SBL", 1, "1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6,50,102,103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Ty", "ST", 2, "(2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46,50,102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0.6</text:p>
          </table:table-cell>
          <table:table-cell office:value-type="string" table:style-name="ce38">
            <text:p>0.6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43">
            <text:p>"Ty", "ST", 2, "(2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6,50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43">
            <text:p>"Ty", "ST", 2, "(2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Y</text:p>
          </table:table-cell>
          <table:table-cell office:value-type="string" table:style-name="ce45">
            <text:p>46,47,48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4</text:p>
          </table:table-cell>
          <table:table-cell office:value-type="string" table:style-name="ce45">
            <text:p>1.4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36">
            <text:p>"Ty", "ST", 8, "(1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31,47,51,54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43">
            <text:p>"Ty", "ST", 8, "(1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31,47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43">
            <text:p>"Ty", "ST", 8, "(1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31,47,48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36">
            <text:p>"Ty", "ST", 7, "(3)"</text:p>
          </table:table-cell>
          <table:table-cell office:value-type="string" table:style-name="ce36">
            <text:p>"Ty-Kob-1", "SBL", 1, "1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0,41,44,45,49,53,103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Ty", "ST", 7, "(3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0,41,44,45,49,50,102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48">
            <text:p>"Ty", "ST", 7, "(3)"</text:p>
          </table:table-cell>
          <table:table-cell office:value-type="string" table:style-name="ce48">
            <text:p>"Ty-ŁŚ", "Sem(odstep)", 1, "1", "(1)"</text:p>
          </table:table-cell>
          <table:table-cell office:value-type="string" table:style-name="ce49">
            <text:p>ŁŚ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Y</text:p>
          </table:table-cell>
          <table:table-cell office:value-type="string" table:style-name="ce50">
            <text:p>40,42</text:p>
          </table:table-cell>
          <table:table-cell office:value-type="string" table:style-name="ce50">
            <text:p>2.0</text:p>
          </table:table-cell>
          <table:table-cell office:value-type="string" table:style-name="ce50">
            <text:p>2.0</text:p>
          </table:table-cell>
          <table:table-cell office:value-type="string" table:style-name="ce50">
            <text:p>2.5</text:p>
          </table:table-cell>
          <table:table-cell office:value-type="string" table:style-name="ce50">
            <text:p>2.5</text:p>
          </table:table-cell>
          <table:table-cell table:number-columns-repeated="16374" table:style-name="ce51"/>
        </table:table-row>
        <table:table-row table:style-name="ro2">
          <table:table-cell office:value-type="string" table:style-name="ce43">
            <text:p>"Ty", "ST", 7, "(3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0,41,44,45,49,50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43">
            <text:p>"Ty", "ST", 7, "(3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0,41,44,45,46,47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36">
            <text:p>"Ty", "ST", 9, "(3)"</text:p>
          </table:table-cell>
          <table:table-cell office:value-type="string" table:style-name="ce36">
            <text:p>"Ty-Kob-1", "SBL", 1, "1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37,40,41,44,45,49,53,103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Ty", "ST", 9, "(3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37,40,41,44,45,49,50,102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48">
            <text:p>"Ty", "ST", 9, "(3)"</text:p>
          </table:table-cell>
          <table:table-cell office:value-type="string" table:style-name="ce48">
            <text:p>"Ty-ŁŚ", "Sem(odstep)", 1, "1", "(1)"</text:p>
          </table:table-cell>
          <table:table-cell office:value-type="string" table:style-name="ce49">
            <text:p>ŁŚ</text:p>
          </table:table-cell>
          <table:table-cell office:value-type="string" table:style-name="ce64">
            <text:p>Y</text:p>
          </table:table-cell>
          <table:table-cell office:value-type="string" table:style-name="ce64">
            <text:p>N</text:p>
          </table:table-cell>
          <table:table-cell office:value-type="string" table:style-name="ce50">
            <text:p>37,40,42</text:p>
          </table:table-cell>
          <table:table-cell office:value-type="string" table:style-name="ce50">
            <text:p>2.0</text:p>
          </table:table-cell>
          <table:table-cell office:value-type="string" table:style-name="ce50">
            <text:p>2.0</text:p>
          </table:table-cell>
          <table:table-cell office:value-type="string" table:style-name="ce50">
            <text:p>2.5</text:p>
          </table:table-cell>
          <table:table-cell office:value-type="string" table:style-name="ce50">
            <text:p>2.5</text:p>
          </table:table-cell>
          <table:table-cell table:number-columns-repeated="16374" table:style-name="ce51"/>
        </table:table-row>
        <table:table-row table:style-name="ro2">
          <table:table-cell office:value-type="string" table:style-name="ce43">
            <text:p>"Ty", "ST", 9, "(3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37,40,41,44,45,49,50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43">
            <text:p>"Ty", "ST", 9, "(3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37,40,41,44,45,46,47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number-rows-repeated="1048215" table:style-name="ro3">
          <table:table-cell table:number-columns-repeated="3"/>
          <table:table-cell table:style-name="ce65"/>
          <table:table-cell table:style-name="ce65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92D050"/>
    </style:style>
    <style:style style:name="cf2" style:family="table-cell" style:data-style-name="N0">
      <style:table-cell-properties style:vertical-align="automatic" fo:background-color="#92D050"/>
    </style:style>
    <style:style style:name="cf3" style:family="table-cell" style:data-style-name="N0">
      <style:table-cell-properties style:vertical-align="automatic" fo:background-color="#92D050"/>
    </style:style>
    <style:style style:name="cf4" style:family="table-cell" style:data-style-name="N0">
      <style:table-cell-properties style:vertical-align="automatic" fo:background-color="#92D050"/>
    </style:style>
    <style:style style:name="cf5" style:family="table-cell" style:data-style-name="N0">
      <style:table-cell-properties style:vertical-align="automatic" fo:background-color="#92D050"/>
    </style:style>
    <style:style style:name="cf6" style:family="table-cell" style:data-style-name="N0">
      <style:table-cell-properties fo:background-color="#92D050"/>
    </style:style>
    <style:style style:name="cf7" style:family="table-cell" style:data-style-name="N0">
      <style:table-cell-properties fo:background-color="#92D050"/>
    </style:style>
    <style:style style:name="cf8" style:family="table-cell" style:data-style-name="N0">
      <style:table-cell-properties fo:background-color="#92D05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9" style:family="table-cell">
      <style:table-cell-properties fo:background-color="#92D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KK</meta:initial-creator>
    <dc:creator>KK</dc:creator>
    <meta:creation-date>2021-05-28T13:16:16Z</meta:creation-date>
    <dc:date>2021-09-23T14:53:37Z</dc:date>
    <meta:editing-cycles>57</meta:editing-cycles>
    <meta:editing-duration>PT12760S</meta:editing-duration>
    <meta:user-defined meta:name="ContentTypeId">0x010100CD5458B81A8B2B4B92FF87D810305C72</meta:user-defined>
  </office:meta>
</office:document-meta>
</file>